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84.5" calcext:value-type="float">
            <text:p>84.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80" calcext:value-type="float">
            <text:p>80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66.5" calcext:value-type="float">
            <text:p>66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corner cas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i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ile pagina con boots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visione front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rittura documento 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ck tutti documen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crittura descrizione API</text:p>
          </table:table-cell>
          <table:table-cell table:number-columns-repeated="5"/>
        </table:table-row>
        <table:table-row table:style-name="ro1" table:number-rows-repeated="104852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30T18:45:42.048726536</dc:date>
    <meta:editing-duration>PT6H50M1S</meta:editing-duration>
    <meta:editing-cycles>82</meta:editing-cycles>
    <meta:generator>LibreOffice/7.4.3.2$MacOSX_X86_64 LibreOffice_project/1048a8393ae2eeec98dff31b5c133c5f1d08b890</meta:generator>
    <meta:document-statistic meta:table-count="1" meta:cell-count="295" meta:object-count="0"/>
  </office:meta>
</office:document-meta>
</file>